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.212cm"/>
    </style:style>
    <style:style style:name="P5" style:family="paragraph" style:parent-style-name="Text_20_body">
      <style:paragraph-properties fo:margin-top="0cm" fo:margin-bottom="0.212cm"/>
      <style:text-properties fo:language="en" fo:country="US"/>
    </style:style>
    <style:style style:name="P6" style:family="paragraph" style:parent-style-name="Text_20_body">
      <style:paragraph-properties fo:margin-top="0cm" fo:margin-bottom="0cm"/>
      <style:text-properties fo:language="en" fo:country="US"/>
    </style:style>
    <style:style style:name="P7" style:family="paragraph" style:parent-style-name="Heading_20_1">
      <style:text-properties fo:language="en" fo:country="US"/>
    </style:style>
    <style:style style:name="P8" style:family="paragraph" style:parent-style-name="Text_20_body" style:list-style-name="L1">
      <style:paragraph-properties fo:margin-top="0.176cm" fo:margin-bottom="0.212cm" style:writing-mode="lr-tb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weight="bold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9cm" draw:z-index="0"><draw:image xlink:href="../../odt_eng/images/1004.png" xlink:type="simple" xlink:show="embed" xlink:actuate="onLoad"/></draw:frame></text:p>
          </table:table-cell>
          <table:table-cell table:style-name="Table1.B1" office:value-type="string">
            <text:h text:style-name="P7" text:outline-level="1">SimInTech Output Port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06cm" draw:z-index="0"><draw:image xlink:href="../../odt_eng/images/1004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5">The unit is used inside the <text:span text:style-name="T8">submodel </text:span>and determines the availability of an output port to that.</text:p>
            <text:p text:style-name="P6">It serves for connecting external part of the diagram to the diagram inside the <text:span text:style-name="T8">submodel.</text:span></text:p>
            <text:p text:style-name="P5">The unit is <text:span text:style-name="T1">vectorized </text:span>and arranges:</text:p>
            <text:list xml:id="list9026065585062159156" text:style-name="L1">
              <text:list-item>
                <text:p text:style-name="P8"><text:span text:style-name="T3">reception of data from typical units and </text:span><text:span text:style-name="T4">Submodels</text:span><text:span text:style-name="T3">, which belong to the external structure of the given </text:span><text:span text:style-name="T4">Submodel</text:span><text:span text:style-name="T3">;</text:span></text:p>
              </text:list-item>
              <text:list-item>
                <text:p text:style-name="P8"><text:span text:style-name="T3">transmission of data for their transformation by typical units (or </text:span><text:span text:style-name="T4">Submodels</text:span><text:span text:style-name="T3">) external relative to the given </text:span><text:span text:style-name="T4">Submodel</text:span><text:span text:style-name="T3">.</text:span></text:p>
              </text:list-item>
            </text:list>
            <text:p text:style-name="P5">A number of <text:span text:style-name="T2">SimInTech Output Port </text:span>units automatically determine a number of outputs from the given <text:span text:style-name="T2">Submodel</text:span>.</text:p>
            <text:p text:style-name="P5">When closing the internal Diagram window, “re-drawing” of the image of a given <text:span text:style-name="T2">Submodel </text:span>is automatically executed.</text:p>
            <text:p text:style-name="P4"><text:span text:style-name="T4">SimInTech Output Port </text:span><text:span text:style-name="T3">can process both </text:span><text:span text:style-name="T7">scalar </text:span><text:span text:style-name="T3">and </text:span><text:span text:style-name="T7">vector</text:span><text:span text:style-name="T5"> </text:span><text:span text:style-name="T3">signals.</text:span></text:p>
            <text:p text:style-name="P4"><text:span text:style-name="T6">Note:</text:span> <text:span text:style-name="T3">it is recommended immediately after unit transfer from </text:span><text:span text:style-name="T4">Typical units “Line" </text:span><text:span text:style-name="T3">to the Diagram window to assign a “unique” name to this unit: e.g., </text:span><text:span text:style-name="T6">Output No. 1.</text:span> <text:span text:style-name="T3">Double-click the unit to indicate the connection port name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Порт выхода МВТУ</dc:title>
    <dc:date>2012-03-05T20:58:58.22</dc:date>
    <meta:editing-cycles>76</meta:editing-cycles>
    <meta:editing-duration>PT2H45M35S</meta:editing-duration>
    <dc:creator>Александр </dc:creator>
    <meta:document-statistic meta:table-count="1" meta:image-count="2" meta:object-count="0" meta:page-count="1" meta:paragraph-count="14" meta:word-count="163" meta:character-count="1006"/>
    <meta:user-defined meta:name="Поле 1"/>
    <meta:user-defined meta:name="Поле 2"/>
    <meta:user-defined meta:name="Поле 3"/>
    <meta:user-defined meta:name="Поле 4"/>
  </office:meta>
</office:document-meta>
</file>